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8cm" table:align="margins"/>
    </style:style>
    <style:style style:name="Table1.A" style:family="table-column">
      <style:table-column-properties style:column-width="15.998cm" style:rel-column-width="9070*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.212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212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7" style:family="paragraph" style:parent-style-name="Text_20_body">
      <style:paragraph-properties fo:margin-top="0.212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margin-top="0.035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top="0.035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11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12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>
      <style:paragraph-properties fo:margin-top="0.212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eb60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36c1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57f9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weight="bold"/>
    </style:style>
    <style:style style:name="T12" style:family="text">
      <style:text-properties officeooo:rsid="0054ec20"/>
    </style:style>
    <style:style style:name="T13" style:family="text">
      <style:text-properties officeooo:rsid="00567f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5</text:span><text:span text:style-name="T1">.</text:span><text:span text:style-name="T6">4</text:span><text:span text:style-name="T2">.</text:span><text:span text:style-name="T6">1</text:span><text:span text:style-name="T3">.</text:span><text:span text:style-name="T1"> </text:span><text:span text:style-name="T6">Representando caracteres</text:span></text:p>
      <text:p text:style-name="P2"/>
      <text:p text:style-name="P6"><text:bookmark text:name="docs-internal-guid-42fba210-80ec-82c5-92af-563950b580e1"/><text:span text:style-name="T13">C</text:span>onstruí un programa que escriba tu nombre. Para representar las 27 letras del alfabeto castellano y el espacio, vamos a utilizar bolitas negras, según la siguiente codificación:</text:p>
      <text:list xml:id="list2018904198581384510" text:style-name="L1">
        <text:list-item>
          <text:p text:style-name="P8">Espacio → 0 bolitas negras</text:p>
        </text:list-item>
        <text:list-item>
          <text:p text:style-name="P8">A → 1 bolita negra</text:p>
        </text:list-item>
        <text:list-item>
          <text:p text:style-name="P8">B → 2 bolitas negra</text:p>
        </text:list-item>
        <text:list-item>
          <text:p text:style-name="P8">C → 3 bolitas negras</text:p>
        </text:list-item>
        <text:list-item>
          <text:p text:style-name="P9">…</text:p>
        </text:list-item>
        <text:list-item>
          <text:p text:style-name="P8">X → 25 bolitas negras</text:p>
        </text:list-item>
        <text:list-item>
          <text:p text:style-name="P8">Y → 26 bolitas negras</text:p>
        </text:list-item>
        <text:list-item>
          <text:p text:style-name="P8">Z → 27 bolitas negras</text:p>
        </text:list-item>
      </text:list>
      <text:p text:style-name="P3">Tenés que construir un procedimiento por cada carácter, que ponga la cantidad de bolitas correspondiente al mismo en la celda actual. Te mostramos cómo quedaría un posible tablero final, con y sin vestimenta.</text:p>
      <text:p text:style-name="P5"><text:span text:style-name="T10"><draw:frame draw:style-name="fr1" draw:name="Image1" text:anchor-type="as-char" svg:width="10.178cm" svg:height="1.023cm" draw:z-index="0"><draw:image xlink:href="https://lh6.googleusercontent.com/y8xEboWtq-Mge106b1KDKh3hLSLElVvjcFS2NWOR1Yld93kN4uvaYE8SKt-VbsLDTICOpwivV7AizveSr54O_GuDX81YzlBWKeUeZ6vO6RyoYYaM7VJac92YDyjkIX19Bg15uEHj" xlink:type="simple" xlink:show="embed" xlink:actuate="onLoad"/><svg:title>RepresentandoCaracteres-conVestimenta.png</svg:title></draw:frame></text:span><text:span text:style-name="T10"><draw:frame draw:style-name="fr1" draw:name="Image2" text:anchor-type="as-char" svg:width="10.178cm" svg:height="1.023cm" draw:z-index="1"><draw:image xlink:href="https://lh4.googleusercontent.com/rDvgLLYLM4GctDaGGuxOV5DRZAYK9J8D-du-1IhEQuQEbHYr0u4o25L9WRA1NSsgoFa_I7jZoe2RR9hyt4L3N8LDcdVYDGiv3cnRc6ShN_A9cw47H4EPgg_6xhP6U5H7yYXnzoYj" xlink:type="simple" xlink:show="embed" xlink:actuate="onLoad"/><svg:title>RepresentandoCaracteres-sinVestimenta.png</svg:title></draw:frame></text:span>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8">Pastilla:</text:span><text:span text:style-name="T9"> </text:span><text:span text:style-name="T7">¿Sabías que...?</text:span></text:p>
            <text:p text:style-name="P12">en las computadoras se utiliza un código llamado ASCII? (Se pronuncia “aski”.) En ese código, la letra A se representa con el número 65 y el espacio con el número 32. Esto es así porque hay otra serie de caracteres representados, además de las letras. </text:p>
            <text:p text:style-name="P13"><text:span text:style-name="T7">Los archivos que no contienen datos adicionales, sino solamente la secuencia de caracteres codificados, se conocen como </text:span><text:span text:style-name="T8">archivos de texto plano</text:span><text:span text:style-name="T7">. </text:span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14T12:07:24.093000000</dc:date>
    <meta:editing-duration>PT3H57M17S</meta:editing-duration>
    <meta:editing-cycles>59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16" meta:word-count="177" meta:character-count="1004" meta:non-whitespace-character-count="846"/>
  </office:meta>
</office:document-meta>
</file>